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18D0000002F8A231CEC.png"/>
  <manifest:file-entry manifest:media-type="image/png" manifest:full-path="Pictures/100002010000018D0000009BD0628DE6.png"/>
  <manifest:file-entry manifest:media-type="image/png" manifest:full-path="Pictures/100002010000018D000000D03E6D3A90.png"/>
  <manifest:file-entry manifest:media-type="image/jpeg" manifest:full-path="Pictures/10000000000001CB000001D2A5A87877.jpg"/>
  <manifest:file-entry manifest:media-type="text/xml" manifest:full-path="content.xml"/>
  <manifest:file-entry manifest:media-type="text/xml" manifest:full-path="styles.xml"/>
  <manifest:file-entry manifest:media-type="text/xml" manifest:full-path="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binary" manifest:full-path="layout-cache"/>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charset="x-symbol"/>
    <style:font-face style:name="Segoe UI" svg:font-family="'Segoe UI', Arial, Helvetica, sans-serif"/>
    <style:font-face style:name="Tahoma" svg:font-family="Tahoma, Arial, Helvetica, sans-serif"/>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2" style:family="table">
      <style:table-properties fo:margin-left="0.066in" fo:margin-right="0.0583in" table:align="margins" style:writing-mode="lr-tb"/>
    </style:style>
    <style:style style:name="Table2.A" style:family="table-column">
      <style:table-column-properties style:rel-column-width="32813*"/>
    </style:style>
    <style:style style:name="Table2.B" style:family="table-column">
      <style:table-column-properties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B" style:family="table-column">
      <style:table-column-properties style:column-width="2.7556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55741*"/>
    </style:style>
    <style:style style:name="Table4.B" style:family="table-column">
      <style:table-column-properties style:column-width="0.8236in" style:rel-column-width="9794*"/>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55741*"/>
    </style:style>
    <style:style style:name="Table6.B" style:family="table-column">
      <style:table-column-properties style:column-width="0.8236in" style:rel-column-width="9794*"/>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55741*"/>
    </style:style>
    <style:style style:name="Table5.B" style:family="table-column">
      <style:table-column-properties style:column-width="0.8236in" style:rel-column-width="9794*"/>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55741*"/>
    </style:style>
    <style:style style:name="Table7.B" style:family="table-column">
      <style:table-column-properties style:column-width="0.8236in" style:rel-column-width="9794*"/>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55758*"/>
    </style:style>
    <style:style style:name="Table8.B" style:family="table-column">
      <style:table-column-properties style:column-width="0.8201in" style:rel-column-width="9777*"/>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55758*"/>
    </style:style>
    <style:style style:name="Table9.B" style:family="table-column">
      <style:table-column-properties style:column-width="0.8201in" style:rel-column-width="9777*"/>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55758*"/>
    </style:style>
    <style:style style:name="Table10.B" style:family="table-column">
      <style:table-column-properties style:column-width="0.8201in" style:rel-column-width="9777*"/>
    </style:style>
    <style:style style:name="Table10.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Standard">
      <style:paragraph-properties fo:break-before="page"/>
    </style:style>
    <style:style style:name="P22" style:family="paragraph" style:parent-style-name="MipaHeadingCenter">
      <style:paragraph-properties fo:break-before="page"/>
      <style:text-properties fo:background-color="#ffff00"/>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transparent"/>
    </style:style>
    <style:style style:name="P27" style:family="paragraph" style:parent-style-name="MipaRight">
      <style:text-properties fo:font-style="normal" style:font-style-asian="normal" style:font-style-complex="normal"/>
    </style:style>
    <style:style style:name="P28" style:family="paragraph" style:parent-style-name="MipaRight">
      <style:text-properties fo:font-style="italic" style:font-style-asian="italic" style:font-style-complex="italic"/>
    </style:style>
    <style:style style:name="P29" style:family="paragraph" style:parent-style-name="MipaTextOneHalfSpace">
      <style:paragraph-properties fo:margin-left="0in" fo:margin-right="0in" fo:text-indent="0in" style:auto-text-indent="false"/>
    </style:style>
    <style:style style:name="P30" style:family="paragraph" style:parent-style-name="MipaTextOneHalfSpace">
      <style:paragraph-properties fo:margin-left="0in" fo:margin-right="0in" fo:text-indent="0in" style:auto-text-indent="false"/>
      <style:text-properties fo:background-color="transparent"/>
    </style:style>
    <style:style style:name="P31"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2" style:family="paragraph" style:parent-style-name="Standard">
      <style:paragraph-properties fo:margin-left="0in" fo:margin-right="0in" fo:text-indent="0in" style:auto-text-indent="false"/>
    </style:style>
    <style:style style:name="P33" style:family="paragraph" style:parent-style-name="Tabel">
      <style:paragraph-properties fo:margin-left="0in" fo:margin-right="0in" fo:text-indent="0in" style:auto-text-indent="false"/>
    </style:style>
    <style:style style:name="P34"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5"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6"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7" style:family="paragraph" style:parent-style-name="Contents_20_1">
      <style:paragraph-properties>
        <style:tab-stops>
          <style:tab-stop style:position="5.5138in" style:type="right" style:leader-style="dotted" style:leader-text="."/>
        </style:tab-stops>
      </style:paragraph-properties>
    </style:style>
    <style:style style:name="P38" style:family="paragraph" style:parent-style-name="Contents_20_3">
      <style:paragraph-properties>
        <style:tab-stops>
          <style:tab-stop style:position="5.1201in" style:type="right" style:leader-style="dotted" style:leader-text="."/>
        </style:tab-stops>
      </style:paragraph-properties>
    </style:style>
    <style:style style:name="P39" style:family="paragraph" style:parent-style-name="Contents_20_2">
      <style:paragraph-properties>
        <style:tab-stops>
          <style:tab-stop style:position="5.5138in" style:type="right" style:leader-style="dotted" style:leader-text="."/>
        </style:tab-stops>
      </style:paragraph-properties>
    </style:style>
    <style:style style:name="P40" style:family="paragraph" style:parent-style-name="MipaCenter">
      <style:text-properties fo:font-style="italic" style:font-style-asian="italic" style:font-style-complex="italic"/>
    </style:style>
    <style:style style:name="P41" style:family="paragraph" style:parent-style-name="Contents_20_4">
      <style:paragraph-properties>
        <style:tab-stops>
          <style:tab-stop style:position="5.5138in" style:type="right" style:leader-style="dotted" style:leader-text="."/>
        </style:tab-stops>
      </style:paragraph-properties>
    </style:style>
    <style:style style:name="P42" style:family="paragraph" style:parent-style-name="MipaCenterCapitalBold">
      <style:text-properties fo:font-style="normal" style:font-style-asian="normal" style:font-style-complex="normal"/>
    </style:style>
    <style:style style:name="P43"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4" style:family="paragraph" style:parent-style-name="MipaTextOneHalfSpace">
      <style:paragraph-properties fo:background-color="transparent">
        <style:background-image/>
      </style:paragraph-properties>
    </style:style>
    <style:style style:name="P45" style:family="paragraph" style:parent-style-name="MipaTextOneHalfSpace">
      <style:paragraph-properties fo:background-color="transparent">
        <style:background-image/>
      </style:paragraph-properties>
      <style:text-properties fo:background-color="transparent"/>
    </style:style>
    <style:style style:name="P46"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7"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8" style:family="paragraph" style:parent-style-name="Table_20_Contents">
      <style:text-properties fo:font-size="11pt" style:font-size-asian="11pt" style:font-size-complex="11pt"/>
    </style:style>
    <style:style style:name="P49" style:family="paragraph" style:parent-style-name="Table_20_Contents">
      <style:paragraph-properties fo:text-align="start" style:justify-single-word="false"/>
      <style:text-properties fo:font-size="11pt" style:font-size-asian="11pt" style:font-size-complex="11pt"/>
    </style:style>
    <style:style style:name="P50" style:family="paragraph" style:parent-style-name="Table_20_Contents">
      <style:paragraph-properties fo:text-align="center" style:justify-single-word="false"/>
      <style:text-properties style:font-size-asian="10.5pt"/>
    </style:style>
    <style:style style:name="P51" style:family="paragraph" style:parent-style-name="Table_20_Contents">
      <style:paragraph-properties fo:text-align="end" style:justify-single-word="false"/>
      <style:text-properties style:font-size-asian="10.5pt"/>
    </style:style>
    <style:style style:name="P52"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3" style:family="paragraph" style:parent-style-name="Table_20_Contents">
      <style:paragraph-properties fo:text-align="center" style:justify-single-word="false"/>
      <style:text-properties fo:font-style="italic" fo:font-weight="bold" style:font-size-asian="10.5pt" style:font-style-asian="italic" style:font-weight-asian="bold" style:font-style-complex="italic" style:font-weight-complex="bold"/>
    </style:style>
    <style:style style:name="P54" style:family="paragraph" style:parent-style-name="Table_20_Contents">
      <style:paragraph-properties fo:text-align="end" style:justify-single-word="false"/>
      <style:text-properties fo:background-color="#ffff00" style:font-size-asian="10.5pt"/>
    </style:style>
    <style:style style:name="P55" style:family="paragraph" style:parent-style-name="Bibliography_20_1">
      <style:paragraph-properties>
        <style:tab-stops/>
      </style:paragraph-properties>
    </style:style>
    <style:style style:name="P56" style:family="paragraph" style:parent-style-name="MipaCenterCapitalBoldItalics">
      <style:text-properties fo:background-color="#ffff00"/>
    </style:style>
    <style:style style:name="P57"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58" style:family="paragraph" style:parent-style-name="Normal_20__28_Web_29_" style:master-page-name="MipaSampulTA">
      <style:paragraph-properties fo:margin-top="0in" fo:margin-bottom="0in" fo:text-align="center" style:justify-single-word="false" style:page-number="auto"/>
    </style:style>
    <style:style style:name="P59"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60" style:family="paragraph" style:parent-style-name="Standard" style:list-style-name="L11">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61"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62" style:family="paragraph" style:parent-style-name="Table_20_Contents">
      <style:text-properties fo:font-size="11pt" style:font-size-asian="11pt" style:font-size-complex="11pt"/>
    </style:style>
    <style:style style:name="P63" style:family="paragraph" style:parent-style-name="Table_20_Contents">
      <style:text-properties fo:font-size="11pt" fo:background-color="transparent" style:font-size-asian="11pt" style:font-size-complex="11pt"/>
    </style:style>
    <style:style style:name="P64" style:family="paragraph" style:parent-style-name="MipaTextSingleSpace" style:list-style-name="L1">
      <style:text-properties fo:background-color="#ffff00"/>
    </style:style>
    <style:style style:name="P65" style:family="paragraph" style:parent-style-name="Contents_20_Heading" style:master-page-name="MipaBagianAwal">
      <style:paragraph-properties style:page-number="auto"/>
    </style:style>
    <style:style style:name="P66" style:family="paragraph" style:parent-style-name="MipaTextOneHalfSpace" style:list-style-name="L2"/>
    <style:style style:name="P67" style:family="paragraph" style:parent-style-name="MipaTextOneHalfSpace" style:list-style-name="L6"/>
    <style:style style:name="P68" style:family="paragraph" style:parent-style-name="MipaTextOneHalfSpace" style:list-style-name="L8"/>
    <style:style style:name="P69" style:family="paragraph" style:parent-style-name="MipaTextOneHalfSpace" style:list-style-name="L9"/>
    <style:style style:name="P70" style:family="paragraph" style:parent-style-name="MipaTextOneHalfSpace" style:list-style-name="L10"/>
    <style:style style:name="P71" style:family="paragraph" style:parent-style-name="MipaTextOneHalfSpace" style:list-style-name="L11"/>
    <style:style style:name="P72" style:family="paragraph" style:parent-style-name="MipaTextOneHalfSpace">
      <style:paragraph-properties fo:background-color="transparent">
        <style:background-image/>
      </style:paragraph-properties>
    </style:style>
    <style:style style:name="P73" style:family="paragraph" style:parent-style-name="MipaTextOneHalfSpace">
      <style:paragraph-properties fo:background-color="transparent">
        <style:background-image/>
      </style:paragraph-properties>
      <style:text-properties fo:background-color="transparent"/>
    </style:style>
    <style:style style:name="P74" style:family="paragraph" style:parent-style-name="MipaTextOneHalfSpace" style:list-style-name="L3">
      <style:paragraph-properties fo:background-color="transparent">
        <style:background-image/>
      </style:paragraph-properties>
      <style:text-properties fo:background-color="transparent"/>
    </style:style>
    <style:style style:name="P75" style:family="paragraph" style:parent-style-name="MipaTextOneHalfSpace" style:list-style-name="L4">
      <style:paragraph-properties fo:background-color="transparent">
        <style:background-image/>
      </style:paragraph-properties>
      <style:text-properties fo:background-color="transparent"/>
    </style:style>
    <style:style style:name="P76" style:family="paragraph" style:parent-style-name="MipaTextOneHalfSpace" style:list-style-name="L5">
      <style:paragraph-properties fo:background-color="transparent">
        <style:background-image/>
      </style:paragraph-properties>
      <style:text-properties fo:background-color="transparent"/>
    </style:style>
    <style:style style:name="P77" style:family="paragraph" style:parent-style-name="MipaTextOneHalfSpace" style:list-style-name="L3">
      <style:paragraph-properties fo:background-color="transparent">
        <style:background-image/>
      </style:paragraph-properties>
    </style:style>
    <style:style style:name="P78" style:family="paragraph" style:parent-style-name="MipaHeadingBab" style:master-page-name="MipaBagianUtama">
      <style:paragraph-properties style:page-number="auto"/>
    </style:style>
    <style:style style:name="P79" style:family="paragraph" style:parent-style-name="MipaHeadingCenter" style:master-page-name="MipaBagianAwal">
      <style:paragraph-properties style:page-number="auto"/>
    </style:style>
    <style:style style:name="P80" style:family="paragraph" style:parent-style-name="MipaHeading1">
      <style:paragraph-properties fo:text-align="justify" style:justify-single-word="false"/>
    </style:style>
    <style:style style:name="P81" style:family="paragraph" style:parent-style-name="Tabel" style:master-page-name="MipaBagianUtamaLandscape">
      <style:paragraph-properties style:page-number="auto" fo:keep-with-next="always"/>
    </style:style>
    <style:style style:name="P82"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83" style:family="paragraph" style:parent-style-name="MipaRight" style:master-page-name="MipaBagianAwal">
      <style:paragraph-properties style:page-number="auto"/>
    </style:style>
    <style:style style:name="P84" style:family="paragraph" style:parent-style-name="MipaRight" style:master-page-name="MipaBagianAwal">
      <style:paragraph-properties style:page-number="auto"/>
      <style:text-properties fo:font-style="normal" style:font-style-asian="normal" style:font-style-complex="normal"/>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fo:background-color="transparent" style:font-style-asian="normal" style:font-style-complex="normal"/>
    </style:style>
    <style:style style:name="T11" style:family="text">
      <style:text-properties style:font-name="Times New Roman,BoldItalic" fo:font-size="12pt"/>
    </style:style>
    <style:style style:name="T12" style:family="text">
      <style:text-properties style:font-name="Times New Roman,BoldItalic" fo:font-size="12pt" fo:font-style="italic" style:font-style-asian="italic" style:font-style-complex="italic"/>
    </style:style>
    <style:style style:name="T13" style:family="text">
      <style:text-properties style:font-name="Times New Roman,Bold" fo:font-size="12pt"/>
    </style:style>
    <style:style style:name="T14" style:family="text">
      <style:text-properties fo:background-color="transparent"/>
    </style:style>
    <style:style style:name="T15" style:family="text">
      <style:text-properties fo:font-weight="bold" style:font-weight-asian="bold" style:font-weight-complex="bold"/>
    </style:style>
    <style:style style:name="T16" style:family="text">
      <style:text-properties style:font-name="OpenSymbol"/>
    </style:style>
    <style:style style:name="T17" style:family="text">
      <style:text-properties style:font-name="Liberation Serif"/>
    </style:style>
    <style:style style:name="T18"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9" style:family="text">
      <style:text-properties style:text-position="super 58%" style:font-name="OpenSymbol" style:font-size-asian="10.5pt" style:font-weight-asian="normal" style:font-weight-complex="normal"/>
    </style:style>
    <style:style style:name="T20" style:family="text">
      <style:text-properties style:text-position="sub 58%"/>
    </style:style>
    <style:style style:name="T21" style:family="text">
      <style:text-properties style:text-position="sub 58%" style:font-name="Symbol"/>
    </style:style>
    <style:style style:name="T22" style:family="text">
      <style:text-properties style:font-name="Symbol"/>
    </style:style>
    <style:style style:name="T23"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4" style:family="text">
      <style:text-properties fo:background-color="#ffff00"/>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3" text:anchor-type="page" text:anchor-page-number="28" svg:x="1.8453in" svg:y="1.6098in" svg:width="8.4272in" draw:z-index="7">
        <draw:text-box fo:min-height="0.3256in">
          <text:p text:style-name="P43">Tabel 2.1 (Lanjutan)</text:p>
        </draw:text-box>
      </draw:frame>
      <draw:frame draw:style-name="fr1" draw:name="Frame4" text:anchor-type="page" text:anchor-page-number="29" svg:x="1.8453in" svg:y="1.6098in" svg:width="8.4272in" draw:z-index="8">
        <draw:text-box fo:min-height="0.3256in">
          <text:p text:style-name="P43">Tabel 2.1 (Lanjutan)</text:p>
        </draw:text-box>
      </draw:frame>
      <draw:frame draw:style-name="fr1" draw:name="Frame5" text:anchor-type="page" text:anchor-page-number="30" svg:x="1.8453in" svg:y="1.6098in" svg:width="8.4272in" draw:z-index="9">
        <draw:text-box fo:min-height="0.3256in">
          <text:p text:style-name="P43">Tabel 2.1 (Lanjutan)</text:p>
        </draw:text-box>
      </draw:frame>
      <draw:frame draw:style-name="fr1" draw:name="Frame6" text:anchor-type="page" text:anchor-page-number="31" svg:x="1.8453in" svg:y="1.6098in" svg:width="8.4272in" draw:z-index="10">
        <draw:text-box fo:min-height="0.3256in">
          <text:p text:style-name="P43">Tabel 2.1 (Lanjutan)</text:p>
        </draw:text-box>
      </draw:frame>
      <draw:frame draw:style-name="fr1" draw:name="Frame7" text:anchor-type="page" text:anchor-page-number="32" svg:x="1.8453in" svg:y="1.6098in" svg:width="8.4272in" draw:z-index="11">
        <draw:text-box fo:min-height="0.3256in">
          <text:p text:style-name="P43">Tabel 2.1 (Lanjutan)</text:p>
        </draw:text-box>
      </draw:frame>
      <draw:frame draw:style-name="fr1" draw:name="Frame2" text:anchor-type="page" text:anchor-page-number="33" svg:x="1.8453in" svg:y="1.6098in" svg:width="8.4272in" draw:z-index="18">
        <draw:text-box fo:min-height="0.3256in">
          <text:p text:style-name="P43">Tabel 2.1 (Lanjutan)</text:p>
        </draw:text-box>
      </draw:frame>
      <draw:frame draw:style-name="fr1" draw:name="Frame11" text:anchor-type="page" text:anchor-page-number="34" svg:x="1.8453in" svg:y="1.6098in" svg:width="8.4272in" draw:z-index="21">
        <draw:text-box fo:min-height="0.3256in">
          <text:p text:style-name="P43">Tabel 2.1 (Lanjutan)</text:p>
        </draw:text-box>
      </draw:frame>
      <draw:frame draw:style-name="fr1" draw:name="Frame13" text:anchor-type="page" text:anchor-page-number="35" svg:x="1.8453in" svg:y="1.6098in" svg:width="8.4272in" draw:z-index="22">
        <draw:text-box fo:min-height="0.3256in">
          <text:p text:style-name="P43">Tabel 2.1 (Lanjutan)</text:p>
        </draw:text-box>
      </draw:frame>
      <text:p text:style-name="P57"/>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P56"><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x="1.9909in" svg:y="0.0008in" svg:width="1.5299in" svg:height="1.5535in" draw:z-index="19"><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P58"/>
      <text:p text:style-name="MipaCenterCapitalBold">tesis</text:p>
      <text:p text:style-name="Standard"/>
      <text:p text:style-name="P5"/>
      <text:p text:style-name="P5"/>
      <text:p text:style-name="P42"><text:user-defined style:data-style-name="N0" text:name="Judul bahasa Indonesia">GABUNGAN METODE MODIFIED DELPHI-AHP-PROMETHEE UNTUK SELEKSI PESERTA PELATIHAN (STUDI KASUS: BALAI LATIHAN KERJA BANTUL)</text:user-defined></text:p>
      <text:p text:style-name="P5"/>
      <text:p text:style-name="P5"/>
      <text:p text:style-name="P56"><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0"><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x="1.9909in" svg:y="0.0244in" svg:width="1.5299in" svg:height="1.5535in" draw:z-index="20"><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59"/>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83"/>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8"/>
      <text:p text:style-name="P28">Karya ini penulis persembahkan untuk orang tua, kakak-kakak, adik-adik, dan seluruh keluarga besar yang selalu memberikan harapan bagi penulis, juga segenap rekan-rekan serta pembaca sekalian.</text:p>
      <text:p text:style-name="P25"/>
      <text:p text:style-name="P84"/>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79">prakata</text:p>
      <text:p text:style-name="MipaTextSingleSpace"/>
      <text:p text:style-name="MipaTextSingleSpace">Puji syukur kehadirat Allah SWT atas limpahan rahmat, karunia, serta petunjuk-Nya sehingga tugas akhir berupa penyusunan tesis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8805927065657556665" text:style-name="L1">
        <text:list-item>
          <text:p text:style-name="P64">Prof. Dr. Subanar selaku Dekan Fakultas Matematika dan Ilmu Pengetahuan Alam Universitas Gadjah Mada.</text:p>
        </text:list-item>
        <text:list-item>
          <text:p text:style-name="P64">Prof. Dr. Dra. Sri Wahyuni, M.S. selaku Ketua Jurusan Matematika Fakultas Matematika dan Ilmu Pengetahuan Alam Universitas Gadjah Mada.</text:p>
        </text:list-item>
        <text:list-item>
          <text:p text:style-name="P64">Drs. G.P. Dalijo. Dipl.Comp. selaku Ketua Program Studi Ilmu Komputer Fakultas Matematika dan Ilmu Pengetahuan Alam Universitas Gadjah Mada.</text:p>
        </text:list-item>
        <text:list-item>
          <text:p text:style-name="P64">Drs. Sri Mulyana, M.Kom selaku Dosen Wali Akademik penulis.</text:p>
        </text:list-item>
        <text:list-item>
          <text:p text:style-name="P64">Drs. Yohanes Suyanto, M.Kom selaku Dosen Pembimbing yang telah berkenan meluangkan waktu, dan pikiran dalam penyelesaian tugas akhir ini.</text:p>
        </text:list-item>
        <text:list-item>
          <text:p text:style-name="P64">Nur Rokhman, S.Si, M.Kom dan Aina Musdholifah, S.Si selaku tim penguji.</text:p>
        </text:list-item>
        <text:list-item>
          <text:p text:style-name="P64">Dr. Pekik Purwantoro, M.Si yang telah menyumbangkan template naskah skripsi FMIPA UGM berbasis LaTeX dan OpenOffice untuk menyusun naskah skripsi ini.</text:p>
        </text:list-item>
        <text:list-item>
          <text:p text:style-name="P64">Segenap Dosen dan civitas akademik di lingkungan Program Studi Ilmu Komputer, Jurusan Matematika, Fakultas Matematika dan Ilmu Pengetahuan Alam, Universitas Gadjah Mada. </text:p>
        </text:list-item>
        <text:list-item>
          <text:p text:style-name="P64">Kedua Orang Tua, kakak dan adik yang selalu memberikan arahan selama belajar dan menyelesaikan tugas akhir ini. </text:p>
        </text:list-item>
      </text:list>
      <text:p text:style-name="MipaTextSingleSpace">Akhir kata penulis berharap semoga tesis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65">DAFTAR ISI</text:p>
          </text:index-title>
          <text:p text:style-name="P37"><text:span text:style-name="Capital">prakata</text:span><text:tab/>iv</text:p>
          <text:p text:style-name="P37"><text:span text:style-name="Capital">Intisari</text:span><text:tab/>viii</text:p>
          <text:p text:style-name="P37"><text:span text:style-name="Capital">ABSTRACT</text:span><text:tab/>ix</text:p>
          <text:p text:style-name="P39"><text:span text:style-name="Capital">Bab I<text:line-break/>PENDAHULUAN</text:span><text:tab/>10</text:p>
          <text:p text:style-name="P38">1.1 <text:span text:style-name="Title">Latar Belakang </text:span><text:tab/>10</text:p>
          <text:p text:style-name="P38">1.2 <text:span text:style-name="Title">Rumusan masalah</text:span><text:tab/>12</text:p>
          <text:p text:style-name="P38">1.3 <text:span text:style-name="Title">Batasan masalah</text:span><text:tab/>12</text:p>
          <text:p text:style-name="P38">1.4 <text:span text:style-name="Title">Tujuan penelitian</text:span><text:tab/>13</text:p>
          <text:p text:style-name="P38">1.5 <text:span text:style-name="Title">Manfaat Penelitian</text:span><text:tab/>13</text:p>
          <text:p text:style-name="P38">1.6 <text:span text:style-name="Title">Keaslian Penelitian</text:span><text:tab/>13</text:p>
          <text:p text:style-name="P38">1.7 <text:span text:style-name="Title">Metodologi Penelitian</text:span><text:tab/>14</text:p>
          <text:p text:style-name="P38">1.8 <text:span text:style-name="Title">Sistem Penulisan</text:span><text:tab/>14</text:p>
          <text:p text:style-name="P39"><text:span text:style-name="Capital">bab II<text:line-break/>kajian pustaka</text:span><text:tab/>15</text:p>
          <text:p text:style-name="P41"><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22">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2">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dkk."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4"><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4"> </text:span><text:span text:style-name="T2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relatif/prioritas masing-masing kriteria. Namun, dalam AHP belum dijelaskan <text:soft-page-break/>cara menentukan kriteria, sehingga digunakan metode <text:span text:style-name="T7">Modified</text:span> 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1119681363049468549" text:style-name="L2">
        <text:list-item>
          <text:p text:style-name="P66">Tahapan metode <text:span text:style-name="T7">Modified</text:span> Delphi yang digunakan berdasarkan penelitian oleh Afshari dkk. (2012). </text:p>
        </text:list-item>
        <text:list-item>
          <text:p text:style-name="P66">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66">Pengembangan sistem difokuskan pada seleksi peserta pelatihan BLK Bantul, mulai dari pendaftaran hingga diumumkan peserta yang diterima. Sistem tidak berkaitan dengan pelaksanaan dan evaluasi pelatihan. </text:p>
        </text:list-item>
        <text:list-item>
          <text:p text:style-name="P66">Masukan yang digunakan berupa data peserta seleksi yang diinputkan peserta melalui form yang sudah disediakan, hasil seleksi tertulis dan hasil seleksi wawancara. </text:p>
        </text:list-item>
        <text:list-item>
          <text:p text:style-name="P66"><text:soft-page-break/>Hasil akhir dari sistem ini berupa peringkat peserta seleksi yang menjadi pertimbangan bagi pembuat keputusan untuk memilih peserta pelatihan.</text:p>
        </text:list-item>
        <text:list-item>
          <text:p text:style-name="P66">Data uji yang digunakan yaitu data seleksi peserta pelatihan subkejuruan Teknik Sepeda Motor II Institusional APBN tahun 2016.</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4"><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penggabungan metode menunjukkan hasil yang lebih baik dalam pemilihan personil. Metode AHP tepat digunakan untuk menentukan bobot berdasarkan prioritas tertentu. Dan metode <text:soft-page-break/>PROMETHEE tepat digunakan untuk menentukan peringkat. Namun mayoritas penentuan kriteria belum berdasarkan suatu metode tertentu, sehingga dalam penelitian ini digunakan 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dkk."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uji dengan metode lain yaitu metode VIKOR. </text:p>
      <text:h text:style-name="MipaHeading1" text:outline-level="2">Metodologi Penelitian</text:h>
      <text:p text:style-name="P45">Tahap-tahap penelitian yang dilakukan dalam penelitian ini yaitu sebagai berikut: </text:p>
      <text:list xml:id="list6005544545632101689" text:style-name="L3">
        <text:list-item>
          <text:p text:style-name="P74">Pengumpulan data </text:p>
        </text:list-item>
      </text:list>
      <text:p text:style-name="P45">Tahap ini merupakan tahap pengumpulan informasi yang dibutuhkan untuk mengembangkan sistem. Tahap pengumpulan data mencakup studi literatur dan wawancara. </text:p>
      <text:list xml:id="list5706447717013479261" text:style-name="L4">
        <text:list-item>
          <text:p text:style-name="P75">Studi literatur </text:p>
        </text:list-item>
      </text:list>
      <text:p text:style-name="P44"><text:span text:style-name="T14">Tahap ini mempelajari teori dan penelitian relevan terkait seleksi personil, metode </text:span><text:span text:style-name="T8">Modified</text:span><text:span text:style-name="T14"> Delphi, AHP dan PROMETHEE berdasarkan kajian dari buku referensi, jurnal dan sumber lainnya. Studi literatur juga digunakan dalam proses metode </text:span><text:span text:style-name="T8">Modified</text:span><text:span text:style-name="T14"> Delphi, yaitu untuk memperoleh kriteria-kriteria dalam seleksi personil secara umum. </text:span></text:p>
      <text:list xml:id="list479040763" text:continue-numbering="true" text:style-name="L4">
        <text:list-item>
          <text:p text:style-name="P75">Wawancara</text:p>
        </text:list-item>
      </text:list>
      <text:p text:style-name="P45">Wawancara dilakukan dengan melakukan tanya jawab langsung kepada pihak yang memiliki kapasitas dan informasi yang dibutuhkan dalam pelaksanaan penelitian. </text:p>
      <text:p text:style-name="P45"/>
      <text:p text:style-name="P45"><text:soft-page-break/>Pihak-pihak tersebut yaitu sebagai berikut: </text:p>
      <text:list xml:id="list1000753501003455382" text:style-name="L5">
        <text:list-item>
          <text:p text:style-name="P76">Kepala BLK Bantul, untuk memperoleh informasi tentang proses seleksi peserta pelatihan, penentuan peserta pelatihan yang diterima dan kriteria yang digunakan. </text:p>
        </text:list-item>
        <text:list-item>
          <text:p text:style-name="P76">Kepala sub bagian tata usaha, untuk memperoleh informasi tentang proses pendaftaran peserta pelatihan dan data calon peserta pelatihan. </text:p>
        </text:list-item>
        <text:list-item>
          <text:p text:style-name="P76">Kepala jurusan, untuk memperoleh informasi tentang proses tes tertulis dan wawancara serta penilaiannya. </text:p>
        </text:list-item>
      </text:list>
      <text:list xml:id="list143926374" text:continue-list="list6005544545632101689" text:style-name="L3">
        <text:list-item>
          <text:p text:style-name="P77"><text:span text:style-name="T14">Analisis</text:span> dan perancangan sistem</text:p>
        </text:list-item>
      </text:list>
      <text:list xml:id="list4904442482489751665" text:style-name="L6">
        <text:list-header>
          <text:p text:style-name="P67"><text:span text:style-name="T14">Tahap analisis dan perancangan sistem meliputi analisis kebutuhan fungsional dan non-fungsional, perancangan</text:span><text:span text:style-name="T10"> arsitektur sistem dengan menggunakan </text:span><text:span text:style-name="T8">Unified Modelling Language </text:span><text:span text:style-name="T10">(UML), perancangan basis data dan perancangan antarmuka </text:span><text:span text:style-name="T14">sistem. Analisis dan perancangan sistem <text:s/>disesuaikan dengan tahapan dalam metode </text:span><text:span text:style-name="T8">Modified</text:span><text:span text:style-name="T14"> Delphi, AHP dan PROMETHEE. </text:span></text:p>
        </text:list-header>
      </text:list>
      <text:list xml:id="list725996532" text:continue-list="list143926374" text:style-name="L3">
        <text:list-item>
          <text:p text:style-name="P77">Implementasi</text:p>
        </text:list-item>
      </text:list>
      <text:p text:style-name="P26">Tahap ini merupakan pembuatan sistem berdasarkan analisis dan perancangan yang telah dibuat. Sistem dibangun dengan bahasa pemrograman PHP dan MySQL untuk basis data.</text:p>
      <text:list xml:id="list1791129953" text:continue-numbering="true" text:style-name="L3">
        <text:list-item>
          <text:p text:style-name="P74">Pengujian</text:p>
        </text:list-item>
      </text:list>
      <text:p text:style-name="P26">Pengujian dilakukan dengan pengujian <text:span text:style-name="T7">black box</text:span> dan perbandingan dengan perhitungan manual. Kesesuaian penggunaan metode <text:span text:style-name="T7">Modified</text:span> Delphi diketahui dengan perbandingan hasil kriteria berdasarkan <text:span text:style-name="T7">Modified</text:span> Delphi dan hasil kriteria berdasarkan rumusan pembuat keputusan. Dan kesesuaian penggunaan metode PROMETHEE diketahui dengan perbandingan hasil <text:span text:style-name="T7">Modified </text:span>Delphi-AHP-PROMETHEE dan hasil <text:span text:style-name="T7">Modified</text:span> Delphi-AHP-VIKOR. </text:p>
      <text:list xml:id="list2064855308" text:continue-numbering="true" text:style-name="L3">
        <text:list-item>
          <text:p text:style-name="P77">Penulisan laporan hasil penelitian</text:p>
        </text:list-item>
      </text:list>
      <text:p text:style-name="P44"/>
      <text:h text:style-name="MipaHeading1" text:outline-level="2"><text:soft-page-break/>Sistematika Penulisan</text:h>
      <text:p text:style-name="P26">Penelitian ini termasuk penelitian pengembangan sistem dan penyajian penulisan laporan terdiri dari tujuh bab yang mengandung pokok bahasan sebagai berikut:</text:p>
      <text:p text:style-name="P31">BAB I <text:tab/><text:tab/>PENDAHULUAN</text:p>
      <text:p text:style-name="P34">Bab ini menjelaskan latar belakang masalah, rumusan masalah, batasan masalah, tujuan penelitian, manfaat penelitian, keaslian penelitian, metodologi penelitian dan sistematika penulisan.</text:p>
      <text:p text:style-name="P30">BAB II <text:tab/>TINJAUAN PUSTAKA</text:p>
      <text:p text:style-name="P35"><text:span text:style-name="T14">Bab ini <text:s/>m</text:span>enjelaskan beberapa pustaka yang relevan untuk menunjukkan keaslian <text:span text:style-name="T14">penelitian.</text:span> </text:p>
      <text:p text:style-name="P30">BAB III <text:tab/>LANDASAN TEORI</text:p>
      <text:p text:style-name="P35"><text:span text:style-name="T14">Bab ini menjelaskan teori-teori yang digunakan dalam pembahasan untuk menjawab permasalahan, seperti metode </text:span><text:span text:style-name="T12">Modified</text:span><text:span text:style-name="T11"> </text:span><text:span text:style-name="T13">Delphi, AHP dan PROMETHEE.</text:span></text:p>
      <text:p text:style-name="P30">BAB IV <text:tab/>ANALISIS DAN RANCANGAN SISTEM</text:p>
      <text:p text:style-name="P35"><text:span text:style-name="T14">Bab ini menjelaskan</text:span> analisis dan rancangan sistem untuk seleksi peserta pelatihan yang meliputi a<text:span text:style-name="T14">nalisis kebutuhan fungsional dan non-fungsional, rancangan</text:span><text:span text:style-name="T10"> arsitektur sistem, rancangan basis data dan rancangan antarmuka </text:span><text:span text:style-name="T14">sistem. </text:span></text:p>
      <text:p text:style-name="P30">BAB V <text:tab/>IMPLEMENTASI</text:p>
      <text:p text:style-name="P36">Bab ini menjelaskan implementasi dari perancangan sistem yang berupa penjelasan program.</text:p>
      <text:p text:style-name="P30">BAB VI <text:tab/>HASIL PENELITIAN DAN PEMBAHASAN</text:p>
      <text:p text:style-name="P36">Bab ini menjelaskan hasil akhir dari sistem yang dibangun dan hasil dari pengujian.</text:p>
      <text:p text:style-name="P30">BAB VII <text:tab/>KESIMPULAN</text:p>
      <text:p text:style-name="P36">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Sudipa dan Hartati (2017) menggunakan metode AHP, ROC dan SAW untuk seleksi penerima beasiswa PPA dan BBP di STIKOM Indonesia (STIKI). AHP digunakan untuk menentukan bobot kriteria dan sub kriteria, ROC digunakan untuk menentukan skoring data tingkat kejuaraan dan bidang kejuaraan dan SAW digunakan untuk mencari nilai akhir dan perankingan. <text:s/>Metode AHP yang digabungkan dengan metode lain yaitu TOPSIS juga diterapkan oleh Efendi, dkk. (2017) dalam penelitiannya untuk menentukan penerima Bantuan Langsung Masyarakat (BLM) yang sesuai bagi kelurahan berdasarkan standar parameter yang telah ditetapkan oleh P2KP Kota Ternate. AHP untuk menghitung bobot prioritas dari tiap parameter, yang nantinya menjadi acuan perankingan yang dilakukan dengan metode TOPSIS.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text:soft-page-break/>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text:soft-page-break/>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text:p>
      <text:p text:style-name="MipaTextOneHalfSpace">ÖZTÜRK (2013) menggunakan metode PROMETHEE untuk seleksi personil resepsionis di perusahaan akomodasi. Pemilihan PROMETHEE karena metode ini dapat 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Lemantara dan Setiawan (2013) juga menggunakan metode PROMETHEE yang digabungkan dengan metode AHP <text:s/>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Penggabungan metode AHP dan PROMETHEE juga dilakukan Bogdanovic dan Miletic (2014)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text:soft-page-break/>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text:soft-page-break/>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81">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6">No.</text:p>
            </table:table-cell>
            <table:table-cell table:style-name="Table1.A1" office:value-type="string">
              <text:p text:style-name="P46">Nama</text:p>
            </table:table-cell>
            <table:table-cell table:style-name="Table1.A1" office:value-type="string">
              <text:p text:style-name="P46">Metode Pendekatan</text:p>
            </table:table-cell>
            <table:table-cell table:style-name="Table1.A1" office:value-type="string">
              <text:p text:style-name="P46">Hasil</text:p>
            </table:table-cell>
            <table:table-cell table:style-name="Table1.E1" office:value-type="string">
              <text:p text:style-name="P46">Komentar</text:p>
            </table:table-cell>
          </table:table-row>
        </table:table-header-rows>
        <table:table-row>
          <table:table-cell table:style-name="Table1.A2" office:value-type="float" office:value="1">
            <text:p text:style-name="P47">1</text:p>
          </table:table-cell>
          <table:table-cell table:style-name="Table1.B2" office:value-type="string">
            <text:p text:style-name="P48">Gibney dan Shang (2007)</text:p>
          </table:table-cell>
          <table:table-cell table:style-name="Table1.C2" office:value-type="string">
            <text:p text:style-name="P48">AHP</text:p>
          </table:table-cell>
          <table:table-cell table:style-name="Table1.C2" office:value-type="string">
            <text:p text:style-name="P49">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8">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7">2</text:p>
          </table:table-cell>
          <table:table-cell table:style-name="Table1.C2" office:value-type="string">
            <text:p text:style-name="P48">Özdemir (2013)</text:p>
          </table:table-cell>
          <table:table-cell table:style-name="Table1.C2" office:value-type="string">
            <text:p text:style-name="P48">AHP, <text:span text:style-name="T7">Dynamic Programming</text:span> (DP)</text:p>
          </table:table-cell>
          <table:table-cell table:style-name="Table1.C2" office:value-type="string">
            <text:p text:style-name="P48">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8">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7">3</text:p>
          </table:table-cell>
          <table:table-cell table:style-name="Table1.C2" office:value-type="string">
            <text:p text:style-name="P48">Sudipa dan Hartati (2017)</text:p>
          </table:table-cell>
          <table:table-cell table:style-name="Table1.C2" office:value-type="string">
            <text:p text:style-name="P48">AHP, ROC, SAW</text:p>
          </table:table-cell>
          <table:table-cell table:style-name="Table1.C2" office:value-type="string">
            <text:p text:style-name="P48">Metode AHP, ROC dan SAW digunakan untuk penilaian yang objektif dalam seleksi penerima beasiswa PPA dan BBP di STIKOM Indonesia (STIKI). AHP digunakan untuk menentukan bobot kriteria dan sub kriteria, ROC digunakan untuk menentukan skoring data tingkat kejuaraan dan bidang kejuaraan dan SAW digunakan untuk mencari nilai akhir dan perankingan. </text:p>
          </table:table-cell>
          <table:table-cell table:style-name="Table1.E2" office:value-type="string">
            <text:p text:style-name="P48">Penelitian ini belum dijelaskan metode yang digunakan dalam menentukan kriteria. Dan berdasarkan saran dari peneliti bahwa diperlukan penambahan kriteria guna menunjang penilaian akhir yang lebih detail dan komperhensif, sehingga dibutuhkan metode untuk menentukan kriteria.</text:p>
          </table:table-cell>
        </table:table-row>
        <table:table-row>
          <table:table-cell table:style-name="Table1.A2" office:value-type="float" office:value="4">
            <text:p text:style-name="P47">4</text:p>
          </table:table-cell>
          <table:table-cell table:style-name="Table1.C2" office:value-type="string">
            <text:p text:style-name="P48">Efendi, dkk. (2017)</text:p>
          </table:table-cell>
          <table:table-cell table:style-name="Table1.C2" office:value-type="string">
            <text:p text:style-name="P48">AHP, TOPSIS</text:p>
          </table:table-cell>
          <table:table-cell table:style-name="Table1.C2" office:value-type="string">
            <text:p text:style-name="P48">Penggabungan metode AHP dan TOPSIS digunakan untuk menentukan penerima BLM yang sesuai bagi kelurahan berdasarkan standar parameter yang telah ditetapkan oleh P2KP Kota Ternate. AHP untuk menghitung bobot prioritas dari tiap <text:soft-page-break/>parameter. TOPSIS digunakan sebagai acuan perankingan. Hasil pengujian menunjukkan bahwa sistem dapat melakukan perhitungan yang valid dan bersifat fleksibel akan perubahan parameter dan alternatif.</text:p>
          </table:table-cell>
          <table:table-cell table:style-name="Table1.E2" office:value-type="string">
            <text:p text:style-name="P63">Kriteria untuk penentuan penerima BLM sudah ditetapkan oleh P2KP Kota Ternate, sehingga dalam penelitian ini tidak menggunakan metode penentuan kriteria. Belum ada perbandingan hasil perankingan TOPSIS dengan metode lain. <text:soft-page-break/>Validasi penggunaan metode AHP-TOPSIS masih ditentukan berdasarkan hasil keputusan sistem yang menunjukkan hasil yang sama dengan hasil keputusan Team Leader.</text:p>
          </table:table-cell>
        </table:table-row>
        <table:table-row>
          <table:table-cell table:style-name="Table1.A2" office:value-type="float" office:value="5">
            <text:p text:style-name="P47">5</text:p>
          </table:table-cell>
          <table:table-cell table:style-name="Table1.C2" office:value-type="string">
            <text:p text:style-name="P48">Kumar dkk. (2013) </text:p>
          </table:table-cell>
          <table:table-cell table:style-name="Table1.C2" office:value-type="string">
            <text:p text:style-name="P48">Metode <text:span text:style-name="T7">Geometric Mean</text:span>, SAW, WPM, AHP, TOPSIS</text:p>
          </table:table-cell>
          <table:table-cell table:style-name="Table1.C2" office:value-type="string">
            <text:p text:style-name="P48">Penerapan beberapa paradigma MADM untuk <text:s/>mengidentifikasi staf pengajar yang 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63">Penentuan kriteria kurang objektif, perlu pertimbangan dari literatur. Metode <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6">
            <text:p text:style-name="P47">6</text:p>
          </table:table-cell>
          <table:table-cell table:style-name="Table1.C2" office:value-type="string">
            <text:p text:style-name="P48">Güngör dkk. (2009) </text:p>
          </table:table-cell>
          <table:table-cell table:style-name="Table1.C2" office:value-type="string">
            <text:p text:style-name="P48"><text:span text:style-name="T7">Fuzzy</text:span> AHP, Metode <text:span text:style-name="T7">Yager’s weighted goals</text:span> </text:p>
          </table:table-cell>
          <table:table-cell table:style-name="Table1.C2" office:value-type="string">
            <text:p text:style-name="P48">Penelitian ini menggunakan FAHP untuk mengevaluasi personil terbaik berdasarkan peringkat kedua kriteria kualitatif dan kuantitatif dengan model <text:span text:style-name="T7">fuzzy</text:span>. Model <text:span text:style-name="T7">fuzzy</text:span> <text:soft-page-break/>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48">Metode FAHP dengan <text:span text:style-name="T7">Yager’s weighted goals</text:span> menunjukkan konsistensi yang baik. <text:s/>Peringkat alternatif oleh masing-masing metode ini sangat dekat satu sama lain. <text:soft-page-break/>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7">
            <text:p text:style-name="P47">7</text:p>
          </table:table-cell>
          <table:table-cell table:style-name="Table1.C2" office:value-type="string">
            <text:p text:style-name="P48">Salehi (2016) </text:p>
          </table:table-cell>
          <table:table-cell table:style-name="Table1.C2" office:value-type="string">
            <text:p text:style-name="P48"><text:span text:style-name="T7">Fuzzy</text:span> AHP, <text:span text:style-name="T7">Fuzzy</text:span> VIKOR </text:p>
          </table:table-cell>
          <table:table-cell table:style-name="Table1.C2" office:value-type="string">
            <text:p text:style-name="P48">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peneliti dan sudah berhasil digunakan di berbagai macam masalah dan konteks.</text:p>
          </table:table-cell>
          <table:table-cell table:style-name="Table1.E2" office:value-type="string">
            <text:p text:style-name="P48">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8">
            <text:p text:style-name="P47">8</text:p>
          </table:table-cell>
          <table:table-cell table:style-name="Table1.C2" office:value-type="string">
            <text:p text:style-name="P48">Afshari dkk. (2010) </text:p>
          </table:table-cell>
          <table:table-cell table:style-name="Table1.C2" office:value-type="string">
            <text:p text:style-name="P48">SAW </text:p>
          </table:table-cell>
          <table:table-cell table:style-name="Table1.C2" office:value-type="string">
            <text:p text:style-name="P48">Metode SAW digunakan untuk memecahkan masalah seleksi personil. Dalam penelitian ini perhitungan bobot kriteria dengan menggunakan <text:span text:style-name="T7">Comparison Matrix </text:span>dan <text:soft-page-break/>penentuan peringkat personil dengan menggunakan metode SAW. Penelitian menerapkan 7 kriteria untuk memilih personil terbaik dari 5 personil yang ada.</text:p>
          </table:table-cell>
          <table:table-cell table:style-name="Table1.E2" office:value-type="string">
            <text:p text:style-name="P48">Perhitungan bobot kriteria dan penentuan peringkat dalam SAW sangat sederhana. Penentuan bobot kriteria dalam SAW cenderung subjektif.</text:p>
          </table:table-cell>
        </table:table-row>
        <table:table-row>
          <table:table-cell table:style-name="Table1.A2" office:value-type="float" office:value="9">
            <text:p text:style-name="P47">9</text:p>
          </table:table-cell>
          <table:table-cell table:style-name="Table1.C2" office:value-type="string">
            <text:p text:style-name="P48">Kelemenis dan Askounis (2010)</text:p>
          </table:table-cell>
          <table:table-cell table:style-name="Table1.C2" office:value-type="string">
            <text:p text:style-name="P48"><text:span text:style-name="T7">Fuzzy</text:span> TOPSIS</text:p>
          </table:table-cell>
          <table:table-cell table:style-name="Table1.C2" office:value-type="string">
            <text:p text:style-name="P48"><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48"><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10">
            <text:p text:style-name="P47">10</text:p>
          </table:table-cell>
          <table:table-cell table:style-name="Table1.C2" office:value-type="string">
            <text:p text:style-name="P48">El-santawy (2012)</text:p>
          </table:table-cell>
          <table:table-cell table:style-name="Table1.C2" office:value-type="string">
            <text:p text:style-name="P48">VIKOR, <text:span text:style-name="T7">Information Entrophy Weight</text:span> (IEW) </text:p>
          </table:table-cell>
          <table:table-cell table:style-name="Table1.C2" office:value-type="string">
            <text:p text:style-name="P48">Penelitian ini mengkombinasikan metode VIKOR dan IEW untuk memecahkan masalah seleksi personil dalam suatu perusahaan. VIKOR digunakan untuk 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8">VIKOR dan IEW peka terhadap adanya perubahan, sehingga jika ada parameter atau alternatif yang ditambahkan atau dihapus, harus dirumuskan dan dipecahkan lagi. Penelitian ini belum dijelaskan metode yang digunakan dalam menentukan kriteria.</text:p>
          </table:table-cell>
        </table:table-row>
        <text:soft-page-break/>
        <table:table-row>
          <table:table-cell table:style-name="Table1.A2" office:value-type="float" office:value="11">
            <text:p text:style-name="P47">11</text:p>
          </table:table-cell>
          <table:table-cell table:style-name="Table1.C2" office:value-type="string">
            <text:p text:style-name="P48">Alguliyev dkk. (2015) </text:p>
          </table:table-cell>
          <table:table-cell table:style-name="Table1.C2" office:value-type="string">
            <text:p text:style-name="P48"><text:span text:style-name="T7">Modified Fuzzy </text:span>VIKOR, <text:span text:style-name="T7">Worst Case</text:span></text:p>
          </table:table-cell>
          <table:table-cell table:style-name="Table1.C2" office:value-type="string">
            <text:p text:style-name="P48">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48">Pemilihan kriteria berdasarkan kajian literatur tentang evaluasi personil. Hal ini perlu adanya pertimbangan dari ahli.</text:p>
          </table:table-cell>
        </table:table-row>
        <table:table-row>
          <table:table-cell table:style-name="Table1.A2" office:value-type="float" office:value="12">
            <text:p text:style-name="P47">12</text:p>
          </table:table-cell>
          <table:table-cell table:style-name="Table1.C2" office:value-type="string">
            <text:p text:style-name="P48">Rouyendegh dan Erkan (2013) </text:p>
          </table:table-cell>
          <table:table-cell table:style-name="Table1.C2" office:value-type="string">
            <text:p text:style-name="P48"><text:span text:style-name="T7">Fuzzy</text:span> ELECTRE, <text:span text:style-name="T7">Fuzzy</text:span> AHP </text:p>
          </table:table-cell>
          <table:table-cell table:style-name="Table1.C2" office:value-type="string">
            <text:p text:style-name="P48">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48">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ext:soft-page-break/>
        <table:table-row>
          <table:table-cell table:style-name="Table1.A2" office:value-type="float" office:value="13">
            <text:p text:style-name="P47">13</text:p>
          </table:table-cell>
          <table:table-cell table:style-name="Table1.C2" office:value-type="string">
            <text:p text:style-name="P48">Afshari dkk. (2012) </text:p>
          </table:table-cell>
          <table:table-cell table:style-name="Table1.C2" office:value-type="string">
            <text:p text:style-name="P48"><text:span text:style-name="T7">Modified</text:span> Delphi</text:p>
          </table:table-cell>
          <table:table-cell table:style-name="Table1.C2" office:value-type="string">
            <text:p text:style-name="P48">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48">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4">
            <text:p text:style-name="P47">14</text:p>
          </table:table-cell>
          <table:table-cell table:style-name="Table1.C2" office:value-type="string">
            <text:p text:style-name="P48">ÖZTÜRK (2013) </text:p>
          </table:table-cell>
          <table:table-cell table:style-name="Table1.C2" office:value-type="string">
            <text:p text:style-name="P48">PROMETHEE </text:p>
          </table:table-cell>
          <table:table-cell table:style-name="Table1.C2" office:value-type="string">
            <text:p text:style-name="P48">Metode PROMETHEE digunakan untuk seleksi personil resepsionis di perusahaan akomodasi. Pemilihan PROMETHEE karena metode ini dapat membantu pemilihan personil yang tepat, cepat dan efisien. Kriteria ditentukan melalui wawancara dengan manajer HRD dari perusahaan akomodasi dan kajian literatur tentang seleksi personil. Dalam penelitian ini terdapat 15 kriteria dan 7 kandidat. Hasil analisis diperoleh dengan menentukan <text:soft-page-break/>peringkat parsial dan lengkap.</text:p>
          </table:table-cell>
          <table:table-cell table:style-name="Table1.E2" office:value-type="string">
            <text:p text:style-name="P48">Keuntungan metode PROMETHEE yaitu merupakan metode penentuan peringkat yang <text:span text:style-name="T7">user-friendly</text:span>, sehingga cocok digunakan untuk menentukan peringkat alternatif. PROMETHEE dapat memberikan peringkat parsial setelah mengidentifikasi alternatif yang tidak dapat dibandingkan satu sama lain. PROMETHEE menganggap fungsi preferensi masing-masing kriteria yang diidentifikasi oleh para pembuat <text:soft-page-break/>keputusan, sehingga setiap kriteria dapat dievaluasi secara berbeda. Dengan demikian, keputusan yang diperoleh lebih baik.</text:p>
          </table:table-cell>
        </table:table-row>
        <table:table-row>
          <table:table-cell table:style-name="Table1.A2" office:value-type="float" office:value="15">
            <text:p text:style-name="P47">15</text:p>
          </table:table-cell>
          <table:table-cell table:style-name="Table1.C2" office:value-type="string">
            <text:p text:style-name="P48">Lemantara dan Setiawan (2013) </text:p>
          </table:table-cell>
          <table:table-cell table:style-name="Table1.C2" office:value-type="string">
            <text:p text:style-name="P48">AHP, PROMETHEE</text:p>
          </table:table-cell>
          <table:table-cell table:style-name="Table1.C2" office:value-type="string">
            <text:p text:style-name="P48">Metode AHP dan PROMETHEE digabungkan 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text:p>
          </table:table-cell>
          <table:table-cell table:style-name="Table1.E2" office:value-type="string">
            <text:p text:style-name="P48"><text:span text:style-name="T14">Penentuan kriteria kurang objektif, perlu pertimbangan dari literatur. </text:span>Berdasarkan hasil penelitian, gabungan metode AHP-PROMETHEE terbukti lebih baik dan objektif daripada metode AHP atau Promethee saja. </text:p>
          </table:table-cell>
        </table:table-row>
        <table:table-row>
          <table:table-cell table:style-name="Table1.A2" office:value-type="float" office:value="16">
            <text:p text:style-name="P47">16</text:p>
          </table:table-cell>
          <table:table-cell table:style-name="Table1.C2" office:value-type="string">
            <text:p text:style-name="P48">Bogdanovic dan Miletic (2014)</text:p>
          </table:table-cell>
          <table:table-cell table:style-name="Table1.C2" office:value-type="string">
            <text:p text:style-name="P48">AHP, PROMETHEE</text:p>
          </table:table-cell>
          <table:table-cell table:style-name="Table1.C2" office:value-type="string">
            <text:p text:style-name="P48">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8">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ext:soft-page-break/>
        <table:table-row>
          <table:table-cell table:style-name="Table1.A2" office:value-type="float" office:value="17">
            <text:p text:style-name="P47">17</text:p>
          </table:table-cell>
          <table:table-cell table:style-name="Table1.C2" office:value-type="string">
            <text:p text:style-name="P48">Mousavi dkk. (2013)</text:p>
          </table:table-cell>
          <table:table-cell table:style-name="Table1.C2" office:value-type="string">
            <text:p text:style-name="P48"><text:span text:style-name="T7">Modified</text:span> Delphi, AHP, PROMETHEE</text:p>
          </table:table-cell>
          <table:table-cell table:style-name="Table1.C2" office:value-type="string">
            <text:p text:style-name="P48">Penelitian ini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8">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78"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3785536622415717524" text:style-name="L8">
        <text:list-item>
          <text:p text:style-name="P68">Setiap masalah mempunyai beberapa tujuan/atribut. Pembuat keputusan harus mendefinisikan tujuan/atribut yang relevan dalam setiap masalah. </text:p>
        </text:list-item>
        <text:list-item>
          <text:p text:style-name="P68">Beberapa kriteria yang saling bertentangan. </text:p>
        </text:list-item>
        <text:list-item>
          <text:p text:style-name="P68">Masing-masing tujuan/atribut mempunyai satuan ukuran yang berbeda-beda. </text:p>
        </text:list-item>
        <text:list-item>
          <text:p text:style-name="P68">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29"><text:span text:style-name="T15">Langkah 1</text:span><text:tab/>: Menentukan keaslian dari masalah. </text:p>
      <text:p text:style-name="P29"><text:span text:style-name="T15">Langkah 2</text:span><text:tab/>: Membangun sistem hierarki untuk evaluasi. Sistem hierarki dalam MADM dapat dilihat pada Gambar (<text:sequence-ref text:reference-format="value" text:ref-name="refGambar0">3.1</text:sequence-ref>). </text:p>
      <text:p text:style-name="P29"><text:span text:style-name="T15">Langkah 3</text:span><text:tab/>: Memilih model evaluasi yang tepat.</text:p>
      <text:p text:style-name="P29"><text:span text:style-name="T15">Langkah 4</text:span><text:tab/>: Mendapatkan bobot relatif dan skor kinerja setiap atribut terhadap setiap alternatif. </text:p>
      <text:p text:style-name="P29"><text:span text:style-name="T15">Langkah 5</text:span><text:tab/>: Menentukan alternatif terbaik sesuai dengan nilai-nilai utilitas sintetis, yang merupakan nilai agregasi bobot relatif dan skor kinerja sesuai dengan alternatif. </text:p>
      <text:p text:style-name="P29">Jika skor keseluruhan alternatif kabur (<text:span text:style-name="T7">fuzzy</text:span>), dapat menambahkan Langkah 6 untuk menentukan peringkat alternatif dalam memilih yang terbaik. </text:p>
      <text:p text:style-name="P29"><text:span text:style-name="T15">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12"><draw:text-box fo:min-height="2.7193in"><text:p text:style-name="Gambar"><draw:frame draw:style-name="fr3" draw:name="graphics2" text:anchor-type="paragraph" svg:x="0.6618in" svg:y="0.0516in" svg:width="4.0953in" svg:height="2.3102in" draw:z-index="13"><draw:image xlink:href="Pictures/100002010000018D000000D03E6D3A90.png" xlink:type="simple" xlink:show="embed" xlink:actuate="onLoad"/></draw:frame>Gambar <text:sequence text:ref-name="refGambar0"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3163783681489054382" text:style-name="L9">
        <text:list-item>
          <text:p text:style-name="P69">Pembentukan tim untuk melakukan dan memantau Delphi pada subjek tertentu. </text:p>
        </text:list-item>
        <text:list-item>
          <text:p text:style-name="P69">Pemilihan satu atau lebih panel untuk berpartisipasi dalam proses Delphi. Biasanya, para panelis ahli di bidang yang akan diteliti. </text:p>
        </text:list-item>
        <text:list-item>
          <text:p text:style-name="P69">Pengembangan Delphi untuk kuesioner putaran pertama. </text:p>
        </text:list-item>
        <text:list-item>
          <text:p text:style-name="P69">Pengujian kuesioner untuk kata-kata yang tepat (misalnya: ambiguitas dan ketidakjelasan). </text:p>
        </text:list-item>
        <text:list-item>
          <text:p text:style-name="P69">Transmisi kuesioner putaran pertama ke panelis. </text:p>
        </text:list-item>
        <text:list-item>
          <text:p text:style-name="P69">Analisis tanggapan putaran pertama. </text:p>
        </text:list-item>
        <text:list-item>
          <text:p text:style-name="P69">Penyusunan kuesioner putaran kedua (dan dapat disertakan pengujian). </text:p>
        </text:list-item>
        <text:list-item>
          <text:p text:style-name="P69">Transmisi kuesioner putaran kedua ke panelis. </text:p>
        </text:list-item>
        <text:list-item>
          <text:p text:style-name="P69">Analisis tanggapan putaran kedua (langkah 7-9 dapat berulang sesuai yang diinginkan atau diperlukan untuk mencapai stabilitas hasil). </text:p>
        </text:list-item>
        <text:list-item>
          <text:p text:style-name="P69">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8372530727300416701" text:style-name="L10">
        <text:list-item>
          <text:p text:style-name="P70">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70">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70">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70">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70">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29"><text:soft-page-break/><text:span text:style-name="T15">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29">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4"><draw:text-box fo:min-height="2.4252in"><text:p text:style-name="Gambar"><draw:frame draw:style-name="fr4" draw:name="graphics5" text:anchor-type="paragraph" svg:width="4.3181in" svg:height="2.102in" draw:z-index="15"><draw:image xlink:href="Pictures/100002010000018D0000009BD0628DE6.png" xlink:type="simple" xlink:show="embed" xlink:actuate="onLoad"/></draw:frame>Gambar <text:sequence text:ref-name="refGambar1"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Perbandingan yang dibuat untuk masing-masing kriteria dikonversi menjadi skala kuantitatif sesuai Tabel (<text:sequence-ref text:reference-format="value" text:ref-name="refTabel1">3.1</text:sequence-ref>).<draw:frame draw:style-name="fr2" draw:name="Frame12" text:anchor-type="char" svg:width="5.4189in" draw:z-index="16"><draw:text-box fo:min-height="0.9819in"><text:p text:style-name="Gambar"><draw:frame draw:style-name="fr5" draw:name="graphics4" text:anchor-type="paragraph" svg:width="4.3898in" svg:height="0.7236in" draw:z-index="17"><draw:image xlink:href="Pictures/100002010000018D0000002F8A231CEC.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
      <text:p text:style-name="P33"><text:soft-page-break/>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53">Option</text:p>
          </table:table-cell>
          <table:table-cell table:style-name="Table3.B1" office:value-type="string">
            <text:p text:style-name="P53">Numerical value(s)</text:p>
          </table:table-cell>
        </table:table-row>
        <table:table-row>
          <table:table-cell table:style-name="Table3.A2" office:value-type="string">
            <text:p text:style-name="P52">Equal</text:p>
          </table:table-cell>
          <table:table-cell table:style-name="Table3.B2" office:value-type="float" office:value="1">
            <text:p text:style-name="P52">1</text:p>
          </table:table-cell>
        </table:table-row>
        <table:table-row>
          <table:table-cell table:style-name="Table3.A2" office:value-type="string">
            <text:p text:style-name="P52">Marginally strong</text:p>
          </table:table-cell>
          <table:table-cell table:style-name="Table3.B2" office:value-type="float" office:value="3">
            <text:p text:style-name="P52">3</text:p>
          </table:table-cell>
        </table:table-row>
        <table:table-row>
          <table:table-cell table:style-name="Table3.A2" office:value-type="string">
            <text:p text:style-name="P52">Strong</text:p>
          </table:table-cell>
          <table:table-cell table:style-name="Table3.B2" office:value-type="float" office:value="5">
            <text:p text:style-name="P52">5</text:p>
          </table:table-cell>
        </table:table-row>
        <table:table-row>
          <table:table-cell table:style-name="Table3.A2" office:value-type="string">
            <text:p text:style-name="P52">Very strong</text:p>
          </table:table-cell>
          <table:table-cell table:style-name="Table3.B2" office:value-type="float" office:value="7">
            <text:p text:style-name="P52">7</text:p>
          </table:table-cell>
        </table:table-row>
        <table:table-row>
          <table:table-cell table:style-name="Table3.A2" office:value-type="string">
            <text:p text:style-name="P52">Extremely strong</text:p>
          </table:table-cell>
          <table:table-cell table:style-name="Table3.B2" office:value-type="float" office:value="9">
            <text:p text:style-name="P52">9</text:p>
          </table:table-cell>
        </table:table-row>
        <table:table-row>
          <table:table-cell table:style-name="Table3.A2" office:value-type="string">
            <text:p text:style-name="P52">Intermediate values to reflect fuzzy inputs</text:p>
          </table:table-cell>
          <table:table-cell table:style-name="Table3.B7" office:value-type="string">
            <text:p text:style-name="P52">2, 4, 6, 8</text:p>
          </table:table-cell>
        </table:table-row>
        <table:table-row>
          <table:table-cell table:style-name="Table3.A2" office:value-type="string">
            <text:p text:style-name="P52">Reflecting dominance of second alternative compared with the first</text:p>
          </table:table-cell>
          <table:table-cell table:style-name="Table3.B7" office:value-type="string">
            <text:p text:style-name="P52">Reciprocals</text:p>
          </table:table-cell>
        </table:table-row>
      </table:table>
      <text:p text:style-name="P29"/>
      <text:p text:style-name="P29"><text:span text:style-name="T15">Langkah 3</text:span>: Perbandingan berpasangan dari berbagai kriteria yang dihasilkan pada Langkah 2 akan disusun dalam matriks persegi. Elemen diagonal dalam matriks adalah 1. </text:p>
      <text:p text:style-name="P29"><text:span text:style-name="T15">Langkah 4</text:span>: Mencari bobot relatif dari berbagai kriteria yang dibandingkan, dengan menghitung <text:span text:style-name="T7">eigenvalue</text:span> dan <text:span text:style-name="T7">eigenvector</text:span> dari matriks perbandingan berpasangan. </text:p>
      <text:p text:style-name="P29"><text:span text:style-name="T15">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50"><draw:frame draw:style-name="fr6" draw:name="Object6" text:anchor-type="as-char" svg:width="1.5189in" svg:height="0.2134in" draw:z-index="0"><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51">(<text:sequence text:ref-name="refPers0" text:name="Pers" text:formula="ooow:Pers+1" style:num-format="1">3.1</text:sequence>)</text:p>
          </table:table-cell>
        </table:table-row>
      </table:table>
      <text:p text:style-name="P29">dimana <text:span text:style-name="T22">λ</text:span><text:span text:style-name="T21">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50"><draw:frame draw:style-name="fr6" draw:name="Object1" text:anchor-type="as-char" svg:width="0.8839in" svg:height="0.1846in" draw:z-index="1"><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51">(<text:sequence text:ref-name="refPers1" text:name="Pers" text:formula="ooow:Pers+1" style:num-format="1">3.2</text:sequence>)</text:p>
          </table:table-cell>
        </table:table-row>
      </table:table>
      <text:p text:style-name="P29"><text:soft-page-break/>dimana CI merupakan <text:span text:style-name="T7">consistency index </text:span>dan RI merupakan <text:span text:style-name="T7">random consistency</text:span> <text:span text:style-name="T7">index</text:span> yang diperoleh dari matriks perbandingan berpasangan secara acak. </text:p>
      <text:p text:style-name="P29"><text:span text:style-name="T15">Langkah 6</text:span>: Penilaian dari masing-masing alternatif dikalikan dengan bobot subkriteria untuk memperoleh peringkat lokal. Peringkat lokal kemudian dikalikan dengan bobot kriteria dan diperoleh peringkat global.</text:p>
      <text:h text:style-name="P80"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29"><text:span text:style-name="T15">Langkah 1</text:span>: Membentuk matriks untuk kriteria yang dipilih (j = 1...n) dan alternatif (i = 1...m) dengan menggunakan data kuantitatif dan kualitatif.</text:p>
      <text:p text:style-name="P29"><text:span text:style-name="T15">Langkah 2</text:span>: Memilih dan menerapkan fungsi preferensi P(a, b). Untuk setiap kriteria, fungsi preferensi yang dipilih P(a, b) diterapkan untuk memutuskan berapa banyak hasil a lebih disukai daripada b.</text:p>
      <text:p text:style-name="P29"><text:span text:style-name="T15">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50"><draw:frame draw:style-name="fr6" draw:name="Object2" text:anchor-type="as-char" svg:width="2.9689in" svg:height="0.2417in" draw:z-index="2"><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51">(<text:sequence text:ref-name="refPers2" text:name="Pers" text:formula="ooow:Pers+1" style:num-format="1">3.3</text:sequence>)</text:p>
          </table:table-cell>
        </table:table-row>
      </table:table>
      <text:p text:style-name="P29">dimana w<text:span text:style-name="T20">j</text:span> merupakan bobot relatif dari kriteria dan P<text:span text:style-name="T20">j</text:span>(a, b) merupakan fungsi preferensi.</text:p>
      <text:p text:style-name="P29"><text:span text:style-name="T15">Langkah 4</text:span>: Estimasi aliran outranking untuk setiap alternatif a∈ A:</text:p>
      <text:list xml:id="list7310273166759670746" text:style-name="L11">
        <text:list-item>
          <text:p text:style-name="P71">Aliran preferensi positif:</text:p>
        </text:list-item>
      </text:list>
      <table:table table:name="Table7" table:style-name="Table7">
        <table:table-column table:style-name="Table7.A"/>
        <table:table-column table:style-name="Table7.B"/>
        <table:table-row>
          <table:table-cell table:style-name="Table7.A1" office:value-type="string">
            <text:p text:style-name="P50"><draw:frame draw:style-name="fr6" draw:name="Object3" text:anchor-type="as-char" svg:width="2.2547in" svg:height="0.2417in" draw:z-index="3"><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51">(<text:sequence text:ref-name="refPers3" text:name="Pers" text:formula="ooow:Pers+1" style:num-format="1">3.4</text:sequence>)</text:p>
          </table:table-cell>
        </table:table-row>
      </table:table>
      <text:list xml:id="list509441272" text:continue-numbering="true" text:style-name="L11">
        <text:list-item>
          <text:p text:style-name="P60">Aliran preferensi negatif:</text:p>
        </text:list-item>
      </text:list>
      <text:p text:style-name="P18"/>
      <table:table table:name="Table8" table:style-name="Table8">
        <table:table-column table:style-name="Table8.A"/>
        <table:table-column table:style-name="Table8.B"/>
        <table:table-row>
          <table:table-cell table:style-name="Table8.A1" office:value-type="string">
            <text:p text:style-name="P50"><draw:frame draw:style-name="fr6" draw:name="Object4" text:anchor-type="as-char" svg:width="2.2543in" svg:height="0.2417in" draw:z-index="4"><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51">(<text:sequence text:ref-name="refPers4" text:name="Pers" text:formula="ooow:Pers+1" style:num-format="1">3.5</text:sequence>)</text:p>
          </table:table-cell>
        </table:table-row>
      </table:table>
      <text:p text:style-name="P29"><text:soft-page-break/>dimana <text:span text:style-name="T22">π</text:span><text:span text:style-name="T17"> (a,x) </text:span>dan <text:span text:style-name="T23">π</text:span><text:span text:style-name="T18"> (x,a)</text:span> merupakan <text:span text:style-name="T7">aggregated preferences indices</text:span> (API) dan m merupakan jumlah alternatif yang digunakan.</text:p>
      <text:p text:style-name="MipaTextOneHalfSpace">Metode PROMETHEE menyediakan dua jenis peringkat alternatif yaitu PROMETHEE I menyediakan peringkat parsial alternatif dengan informasi yang lebih realistis tentang yang tidak dapat dibandingkan, dan PROMETHEE II yang memberikan peringkat lengkap alternatif dengan menghitung <text:span text:style-name="T7">net flow</text:span>:</text:p>
      <table:table table:name="Table9" table:style-name="Table9">
        <table:table-column table:style-name="Table9.A"/>
        <table:table-column table:style-name="Table9.B"/>
        <table:table-row>
          <table:table-cell table:style-name="Table9.A1" office:value-type="string">
            <text:p text:style-name="P50"><draw:frame draw:style-name="fr7" draw:name="Object5" text:anchor-type="as-char" svg:y="-0.1626in" svg:width="1.6252in" svg:height="0.2201in" draw:z-index="5"><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51">(<text:sequence text:ref-name="refPers5" text:name="Pers" text:formula="ooow:Pers+1" style:num-format="1">3.6</text:sequence>)</text:p>
          </table:table-cell>
        </table:table-row>
      </table:table>
      <text:p text:style-name="P29">Dimana <text:s/><text:span text:style-name="T16">Φ</text:span><text:span text:style-name="T19">+</text:span>(a) merupakan aliran preferensi positif dan <text:span text:style-name="T16">Φ</text:span><text:span text:style-name="T19">-</text:span>(a) merupakan aliran preferensi negatif.</text:p>
      <text:p text:style-name="P29"><text:span text:style-name="T15">Langkah 5</text:span>: Membandingkan aliran <text:span text:style-name="T7">outranking</text:span> (PROMETHEE I):</text:p>
      <table:table table:name="Table10" table:style-name="Table10">
        <table:table-column table:style-name="Table10.A"/>
        <table:table-column table:style-name="Table10.B"/>
        <table:table-row>
          <table:table-cell table:style-name="Table10.A1" office:value-type="string">
            <text:p text:style-name="P50"><draw:frame draw:style-name="fr6" draw:name="Object7" text:anchor-type="as-char" svg:width="2.9752in" svg:height="1.0972in" draw:z-index="6"><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54">(<text:sequence text:ref-name="refPers6" text:name="Pers" text:formula="ooow:Pers+1" style:num-format="1">3.7</text:sequence>)</text:p>
          </table:table-cell>
        </table:table-row>
      </table:table>
      <text:p text:style-name="P32">(P, I, R mewakili preferensi, pengabaian dan yang tidak dapat dibandingkan).</text:p>
      <text:p text:style-name="Standard"/>
      <text:p text:style-name="Standard"/>
      <text:p text:style-name="Standard"/>
      <text:h text:style-name="P78" text:outline-level="1">Bab <text:sequence text:ref-name="refBab3" text:name="Bab" text:formula="ooow:Bab+1" style:num-format="I">IV</text:sequence><text:line-break/>ANALISIS DAN RANCANGAN SISTEM</text:h>
      <text:h text:style-name="MipaHeading1" text:outline-level="2">Analisis Sistem </text:h>
      <text:p text:style-name="MipaTextOneHalfSpace">MADM mengacu pada membuat si analisis kebutuhan fungsional, non fungsional, langkah-langkah metode, use case, erd, antar muka</text:p>
      <text:h text:style-name="MipaHeading1" text:outline-level="2">Perancangan Sistem </text:h>
      <text:p text:style-name="MipaTextOneHalfSpace">MADM mengacu pada membuat si analisis kebutuhan fungsional, non fungsional, l</text:p>
      <text:p text:style-name="MipaTextOneHalfSpace"/>
      <text:h text:style-name="P78" text:outline-level="1">Bab <text:sequence text:ref-name="refBab4" text:name="Bab" text:formula="ooow:Bab+1" style:num-format="I">V</text:sequence><text:line-break/>IMPLEMENTASI</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8" text:outline-level="1">Bab <text:sequence text:ref-name="refBab5" text:name="Bab" text:formula="ooow:Bab+1" style:num-format="I">VI</text:sequence><text:line-break/>HASIL PENELITIAN DAN PEMBAHASAN</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8"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55">Adler, M. dan Ziglio, E., 1996, <text:span text:style-name="Emphasis">Gazing Into the Oracle</text:span>, Jessica Kingsley Publishers, London dan Philadelphia</text:p>
          <text:p text:style-name="P55">Afshari, A., Mojahed, M. dan Yusuff, R., 2010, Simple additive weighting approach to personnel selection problem, <text:span text:style-name="Emphasis">International Journal of Innovation, Management and Technology</text:span>, 5, 1, 511-515</text:p>
          <text:p text:style-name="P55">Afshari, A.R., Yusuff, R.M. dan Derayatifar, A.R., 2012, An application of Delphi method for eliciting criteria in personnel selection problem, <text:span text:style-name="Emphasis">Scientific Research and Essays</text:span>, 33, 7, 2927–2935</text:p>
          <text:p text:style-name="P55">Alguliyev, R.M.O., Aliguliyev, R.M. dan Mahmudova, R.S., 2015, Multicriteria Personnel Selection by the Modified Fuzzy VIKOR Method, <text:span text:style-name="Emphasis">Scientific World Journal</text:span>, 612767, 2015, 1-16</text:p>
          <text:p text:style-name="P55">Bhushan, N. dan Rai, K., 2004, <text:span text:style-name="Emphasis">Strategic Decision Making Applying the Analytic Hierarchy Process</text:span>, Springer-Verlag, London</text:p>
          <text:p text:style-name="P55">Bogdanovic, D. dan Miletic, S., 2014, Personnel evaluation and selection by multicriteria decision making method, <text:span text:style-name="Emphasis">Economic Computation and Economic Cybernetics Studies and Research</text:span>, 3, 8, 179–196</text:p>
          <text:p text:style-name="P55">Brans, J.P. dan Vincke, P., 1985, A Preference Ranking Organisation Method (The PROMETHEE Method for Multiple Criteria Decision Making), <text:span text:style-name="Emphasis">Management Science</text:span>, 6, 31, 647–657</text:p>
          <text:p text:style-name="P55">Cornish, E., 1977, <text:span text:style-name="Emphasis">The Study of the Future: An Introduction to the Art and Science of Understanding and Shaping Tomorrow’s World</text:span>, World Future Society, Washington, D.C.</text:p>
          <text:p text:style-name="P55">Delbecq, A.L., Van de Ven, A.H. dan Gustafson, D.H., 1975, <text:span text:style-name="Emphasis">Group Techniques for Program Planning: A Guide to Nominal Group and Delphi Processes</text:span>, Scott Foreman, Glenview, IL</text:p>
          <text:p text:style-name="P55">Dubois, D. dan Prade, H., 1980, <text:span text:style-name="Emphasis">Fuzzy Sets and Systems: Theory and Applications</text:span>, Academic Press, New York</text:p>
          <text:p text:style-name="P55">El-santawy, M.F., 2012, A VIKOR Method for Solving Personnel Training, <text:span text:style-name="Emphasis">International Journal of Computing Science</text:span>, 2, 1, 9–12</text:p>
          <text:p text:style-name="P55">Fowles, R.B., 1978, <text:span text:style-name="Emphasis">Handbook of Future Research</text:span>, Greenwood Press, Connecticut</text:p>
          <text:p text:style-name="P55">Gibney, R. dan Shang, J., 2007, Decision making in academia: A case of the dean selection process, <text:span text:style-name="Emphasis">Mathematical and Computer Modelling</text:span>, 7–8, 46, 1030-10400</text:p>
          <text:p text:style-name="P55">Güngör, Z., Serhadlıoğlu, G. &amp; Kesen, S.E., 2009, A fuzzy AHP approach topersonnel selection problem, <text:span text:style-name="Emphasis">Applied Soft Computing</text:span>, 2, 9, 641-646</text:p>
          <text:p text:style-name="P55">Handoko, T.H., 2001, <text:span text:style-name="Emphasis">Manajemen Personalia dan Sumber Daya Manusia</text:span>, BPFE Yogyakarta, Yogyakarta</text:p>
          <text:p text:style-name="P55">Helmer, O., 1977, Problems in Future Research: Delphi and Casual Cross-Impact Analysis, <text:span text:style-name="Emphasis">Futures</text:span>, 1, 9, 17–31</text:p>
          <text:p text:style-name="P55"><text:soft-page-break/>Huang, J.-J. dan Tzeng, G.-H., 2011, <text:span text:style-name="Emphasis">Multiple attribute decision making: methods and applications</text:span>, CRC Press, Boca Raton FL</text:p>
          <text:p text:style-name="P55">Hwang, C.-L. dan Yoon, K., 1981, <text:span text:style-name="Emphasis">Multiple attribute decision making: methods and applications</text:span>, Springer-Verlag, London</text:p>
          <text:p text:style-name="P55">Kelemenis, A. dan Askounis, D., 2010, A new TOPSIS-based multi-criteria approach to personnel selection, <text:span text:style-name="Emphasis">Expert Systems with Applications</text:span>, 7, 37, 4999–5008</text:p>
          <text:p text:style-name="P55">Kumar, D.S., Radhika, S. dan Suman, K.N.S., 2013, MADM Methods for Finding The Right Personnel in Academic Institutions, <text:span text:style-name="Emphasis">International Journal of u- and e- Service, Science and Technology</text:span>, 5, 6, 133–144</text:p>
          <text:p text:style-name="P55">Linstone, H.A. dan Turoff, M., 2002, <text:span text:style-name="Emphasis">The Delphi Method - Techniques and Applications</text:span>, Addison-Wesley, New York</text:p>
          <text:p text:style-name="P55">Mousavi, S.M. dkk., 2013, Multi-Criteria Decision Making for Plant Location Selection: An Integrated Delphi-AHP-PROMETHEE Methodology, <text:span text:style-name="Emphasis">Arabian Journal for Science and Engineering</text:span>, 5, 38, 1255–1268</text:p>
          <text:p text:style-name="P55">Noe, R.A. dkk., 2012, <text:span text:style-name="Emphasis">Human Resource Management: Gaining a Competitive Advantage 8th ed.</text:span>, McGraw-Hill, New York</text:p>
          <text:p text:style-name="P55">Özdemir, A., 2013, A two-phase multi criteria dynamic programing approach for personnel selection process, <text:span text:style-name="Emphasis">Problems and Perspectives in Management</text:span>, 2, 11, 98-108</text:p>
          <text:p text:style-name="P55">ÖZTÜRK, A., 2013, Personnel Selection In An Accomodation Enterprise By Promethee Methods, <text:span text:style-name="Emphasis">International Journal of Business and Commerce</text:span>, 3, 5, 1-19</text:p>
          <text:p text:style-name="P55">Rao, R.V., 2013, <text:span text:style-name="Emphasis">Decision Making in the Manufacturing Environment Using Graph Theory and Fuzzy Multiple Attribute Decision Making Methods</text:span>, 2Springer-Verlag, London</text:p>
          <text:p text:style-name="P55">Rivai, V. dan Sagala, E.J., 2014, <text:span text:style-name="Emphasis">Manajemen Sumber Daya Manusia untuk Perusahaan: Dari Teori ke Praktik</text:span>, 3Raja Grafindo Persada, Jakarta</text:p>
          <text:p text:style-name="P55">Rouyendegh, B.D. dan Erkan, T.E., 2013, An Application of the Fuzzy ELECTRE Method for Academic Staff Selection, <text:span text:style-name="Emphasis">Human Factors and Ergonomics in Manufacturing</text:span>, 2, 23, 07–115</text:p>
          <text:p text:style-name="P55">Saaty, T.L. dan Vargas, L.G., 2001, <text:span text:style-name="Emphasis">Models, Methods, Concepts &amp; Applications of the Analytic Hierarchy Process</text:span>, <text:s/>Springer Science &amp; Business Media, New York</text:p>
          <text:p text:style-name="P55">Salehi, K., 2016, An Integrated Approach of Fuzzy AHP and Fuzzy VIKOR for Personnel Selection Problem, <text:span text:style-name="Emphasis">Global Journal of Management Studies and Researches</text:span>, 3, 3, 89–95</text:p>
          <text:p text:style-name="P55">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charset="x-symbol"/>
    <style:font-face style:name="Segoe UI" svg:font-family="'Segoe UI', Arial, Helvetica, sans-serif"/>
    <style:font-face style:name="Tahoma" svg:font-family="Tahoma, Arial, Helvetica, sans-serif"/>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vii</text:page-number></text:p>
      </style:footer>
    </style:master-page>
    <style:master-page style:name="MipaAwalBab" style:page-layout-name="Mpm5" style:next-style-name="MipaBagianUtama">
      <style:footer>
        <text:p text:style-name="MP1"><text:page-number text:select-page="current">10</text:page-number></text:p>
      </style:footer>
    </style:master-page>
    <style:master-page style:name="MipaBagianUtama" style:page-layout-name="Mpm6">
      <style:header>
        <text:p text:style-name="MP2"><text:page-number text:select-page="current">12</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23</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8DT6H39M3S</meta:editing-duration>
    <meta:editing-cycles>119</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3-14T00:27:52</dc:date>
    <dc:creator>Dewi Anisa Istiqomah</dc:creator>
    <meta:document-statistic meta:table-count="10" meta:image-count="5" meta:object-count="7" meta:page-count="54" meta:paragraph-count="493" meta:word-count="8745" meta:character-count="67004"/>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